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3.15cm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1.733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5.62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6.71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7.14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vertical-align="middle"/>
    </style:style>
    <style:style style:name="P1" style:family="paragraph">
      <style:paragraph-properties fo:text-align="center"/>
      <style:text-properties fo:font-size="12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style:font-name="Times New Roman1" fo:font-size="12pt" style:font-size-asian="14pt" style:font-size-complex="14pt"/>
    </style:style>
    <style:style style:name="P5" style:family="paragraph">
      <style:paragraph-properties fo:text-align="center"/>
      <style:text-properties style:font-name="Times New Roman" fo:font-size="12pt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style:font-name="Times New Roman" fo:font-size="12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2pt" style:font-size-asian="18pt" style:font-size-complex="18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Times New Roman1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9cm" svg:y="5.5cm">
          <text:p text:style-name="P1"><text:span text:style-name="T1">int main()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6cm" svg:height="1.5cm" svg:x="7.5cm" svg:y="7cm">
          <text:p text:style-name="P3"><text:span text:style-name="T2">double a, b;</text:span></text:p>
          <text:p text:style-name="P3"><text:span text:style-name="T2">cin &gt;&gt; a &gt;&gt; b;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6" xml:id="id3" draw:id="id3" draw:layer="layout" svg:width="6cm" svg:height="1.5cm" svg:x="7.5cm" svg:y="9cm">
          <text:p text:style-name="P5">cout &lt;&lt;</text:p>
          <text:p text:style-name="P5">summa(a, b) &lt;&lt; endl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4" xml:id="id4" draw:id="id4" draw:layer="layout" svg:width="6cm" svg:height="1.5cm" svg:x="7.5cm" svg:y="11cm">
          <text:p text:style-name="P3"><text:span text:style-name="T2">complex&lt;double&gt; c, d;</text:span></text:p>
          <text:p text:style-name="P3"><text:span text:style-name="T2">cin &gt;&gt; c &gt;&gt; d;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6" xml:id="id5" draw:id="id5" draw:layer="layout" svg:width="6cm" svg:height="1.5cm" svg:x="7.5cm" svg:y="13cm">
          <text:p text:style-name="P5">cout &lt;&lt;</text:p>
          <text:p text:style-name="P5">summa(c, d) &lt;&lt; endl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2" xml:id="id6" draw:id="id6" draw:layer="layout" svg:width="3cm" svg:height="1cm" svg:x="9cm" svg:y="15cm">
          <text:p text:style-name="P1"><text:span text:style-name="T1">return 0;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name="Text-Annotation-2" draw:style-name="gr3" draw:text-style-name="P9" xml:id="id11" draw:id="id11" draw:layer="layout" svg:width="0.495cm" svg:height="1.982cm" svg:x="12.005cm" svg:y="3cm">
          <text:p text:style-name="P7"><text:span text:style-name="T3">#include&lt;complex&gt;</text:span></text:p>
          <text:p text:style-name="P7"><text:span text:style-name="T3">#include&lt;iostream&gt;</text:span></text:p>
          <text:p text:style-name="P8"><text:span text:style-name="T3"/></text:p>
          <text:p text:style-name="P8"><text:span text:style-name="T3">using namespace std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4" draw:text-style-name="P10" draw:layer="layout" draw:type="line" svg:x1="10.5cm" svg:y1="6.5cm" svg:x2="10.5cm" svg:y2="7cm" draw:start-shape="id1" draw:start-glue-point="6" draw:end-shape="id2" draw:end-glue-point="5" svg:d="M10500 6500v500" svg:viewBox="0 0 1 501">
          <text:p/>
        </draw:connector>
        <draw:connector draw:style-name="gr4" draw:text-style-name="P10" draw:layer="layout" draw:type="line" svg:x1="10.5cm" svg:y1="8.5cm" svg:x2="10.5cm" svg:y2="9cm" draw:start-shape="id2" draw:start-glue-point="8" draw:end-shape="id3" draw:end-glue-point="5" svg:d="M10500 8500v500" svg:viewBox="0 0 1 501">
          <text:p/>
        </draw:connector>
        <draw:connector draw:style-name="gr4" draw:text-style-name="P10" draw:layer="layout" draw:type="line" svg:x1="10.5cm" svg:y1="10.5cm" svg:x2="10.5cm" svg:y2="11cm" draw:start-shape="id3" draw:start-glue-point="8" draw:end-shape="id4" draw:end-glue-point="5" svg:d="M10500 10500v500" svg:viewBox="0 0 1 501">
          <text:p/>
        </draw:connector>
        <draw:connector draw:style-name="gr4" draw:text-style-name="P10" draw:layer="layout" draw:type="line" svg:x1="10.5cm" svg:y1="12.5cm" svg:x2="10.5cm" svg:y2="13cm" draw:start-shape="id4" draw:start-glue-point="8" draw:end-shape="id5" draw:end-glue-point="5" svg:d="M10500 12500v500" svg:viewBox="0 0 1 501">
          <text:p/>
        </draw:connector>
        <draw:connector draw:style-name="gr4" draw:text-style-name="P10" draw:layer="layout" draw:type="line" svg:x1="10.5cm" svg:y1="14.5cm" svg:x2="10.5cm" svg:y2="15cm" draw:start-shape="id5" draw:start-glue-point="8" draw:end-shape="id6" draw:end-glue-point="4" svg:d="M10500 14500v500" svg:viewBox="0 0 1 501">
          <text:p/>
        </draw:connector>
        <draw:custom-shape draw:style-name="gr5" draw:text-style-name="P6" xml:id="id7" draw:id="id7" draw:layer="layout" svg:width="8cm" svg:height="2cm" svg:x="6.5cm" svg:y="17cm">
          <text:p text:style-name="P5">double summa(</text:p>
          <text:p text:style-name="P5">const double&amp; first_operand,</text:p>
          <text:p text:style-name="P5">const double&amp; second_operand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6" xml:id="id8" draw:id="id8" draw:layer="layout" svg:width="8cm" svg:height="1.5cm" svg:x="6.5cm" svg:y="19.5cm">
          <text:p text:style-name="P5">return first_operand + second_operand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6" xml:id="id9" draw:id="id9" draw:layer="layout" svg:width="10cm" svg:height="2cm" svg:x="5.5cm" svg:y="22cm">
          <text:p text:style-name="P5">complex&lt;double&gt; summa(</text:p>
          <text:p text:style-name="P5">const complex&lt;double&gt;&amp; first_operand,</text:p>
          <text:p text:style-name="P5"><text:s text:c="2"/>const complex&lt;double&gt;&amp; second_operand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6" xml:id="id10" draw:id="id10" draw:layer="layout" svg:width="8cm" svg:height="1.5cm" svg:x="6.5cm" svg:y="24.5cm">
          <text:p text:style-name="P5">return first_operand + second_operand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0" draw:layer="layout" draw:type="line" svg:x1="10.5cm" svg:y1="19cm" svg:x2="10.5cm" svg:y2="19.5cm" draw:start-shape="id7" draw:start-glue-point="2" draw:end-shape="id8" draw:end-glue-point="4" svg:d="M10500 19000v500" svg:viewBox="0 0 1 501">
          <text:p/>
        </draw:connector>
        <draw:connector draw:style-name="gr4" draw:text-style-name="P10" draw:layer="layout" draw:type="line" svg:x1="10.5cm" svg:y1="24cm" svg:x2="10.5cm" svg:y2="24.5cm" draw:start-shape="id9" draw:start-glue-point="2" draw:end-shape="id10" draw:end-glue-point="4" svg:d="M10500 24000v500" svg:viewBox="0 0 1 501">
          <text:p/>
        </draw:connector>
        <draw:connector draw:style-name="gr8" draw:text-style-name="P6" draw:layer="layout" svg:x1="10.5cm" svg:y1="5.5cm" svg:x2="12.005cm" svg:y2="3.991cm" draw:start-shape="id1" draw:start-glue-point="4" draw:end-shape="id11" draw:end-glue-point="5" svg:d="M10500 5500v-1509h1505" svg:viewBox="0 0 1506 151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374cm" fo:margin-bottom="0.497cm" fo:line-height="150%" fo:text-align="justify" fo:text-indent="2.207cm" style:text-autospace="ideograph-alpha"/>
      <style:text-properties fo:font-size="14pt" fo:language="ru" fo:country="RU" style:font-size-asian="14pt" style:language-asian="en" style:country-asian="US" style:font-name-complex="Times New Roman1" style:font-family-complex="'Times New Roman'" style:font-family-generic-complex="roman" style:font-pitch-complex="variable" style:font-size-complex="14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2T15:52:20.653000000</dc:date>
    <meta:editing-duration>PT8M39S</meta:editing-duration>
    <meta:editing-cycles>1</meta:editing-cycles>
    <meta:document-statistic meta:object-count="19"/>
    <meta:generator>LibreOffice/7.1.5.2$Windows_X86_64 LibreOffice_project/85f04e9f809797b8199d13c421bd8a2b025d52b5</meta:generator>
  </office:meta>
</office:document-meta>
</file>